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559in" svg:height="3.5453in" svg:x="1.0295in" svg:y="1.8197in">
            <draw:object draw:notify-on-update-of-ranges="Sheet1.B2:Sheet1.B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52696" calcext:value-type="float">
            <text:p>11652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2:43:55.877130254</dc:date>
    <meta:document-statistic meta:table-count="1" meta:cell-count="104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39cm" svg:height="9.006cm" xlink:href=".." xlink:type="simple" chart:class="chart:line" chart:style-name="ch1">
        <chart:title svg:x="7.573cm" svg:y="0.316cm" chart:style-name="ch2">
          <text:p>Positive examples</text:p>
        </chart:title>
        <chart:legend chart:legend-position="bottom" svg:x="7.499cm" svg:y="8.223cm" style:legend-expansion="wide" chart:style-name="ch3"/>
        <chart:plot-area chart:style-name="ch4" table:cell-range-address="Sheet1.B2:Sheet1.B52" chart:data-source-has-labels="row" svg:x="1.389cm" svg:y="1.661cm" svg:width="16.794cm" svg:height="5.401cm">
          <chartooo:coordinate-region svg:x="2.196cm" svg:y="1.86cm" svg:width="15.8cm" svg:height="4.157cm"/>
          <chart:axis chart:dimension="x" chart:name="primary-x" chart:style-name="ch5">
            <chart:title svg:x="8.565cm" svg:y="7.242cm" chart:style-name="ch6">
              <text:p>Threshold value</text:p>
            </chart:title>
          </chart:axis>
          <chart:axis chart:dimension="y" chart:name="primary-y" chart:style-name="ch5">
            <chart:title svg:x="0.451cm" svg:y="7.024cm" chart:style-name="ch7">
              <text:p>No. of Anomaly detected (Max 2000)</text:p>
            </chart:title>
            <chart:grid chart:style-name="ch8" chart:class="major"/>
          </chart:axis>
          <chart:series chart:style-name="ch9" chart:values-cell-range-address="Sheet1.B2:Sheet1.B52" chart:label-cell-address="anomaly_detected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maly_dete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8">
                <text:p>698</text:p>
                <draw:g>
                  <svg:desc>Sheet1.B2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